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" svg:font-family="'Arial Unicode MS'" style:font-family-generic="swiss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86cm" style:rel-column-width="7268*"/>
    </style:style>
    <style:style style:name="Tabelle1.B" style:family="table-column">
      <style:table-column-properties style:column-width="2.083cm" style:rel-column-width="8030*"/>
    </style:style>
    <style:style style:name="Tabelle1.C" style:family="table-column">
      <style:table-column-properties style:column-width="5.114cm" style:rel-column-width="19712*"/>
    </style:style>
    <style:style style:name="Tabelle1.D" style:family="table-column">
      <style:table-column-properties style:column-width="2.582cm" style:rel-column-width="9954*"/>
    </style:style>
    <style:style style:name="Tabelle1.E" style:family="table-column">
      <style:table-column-properties style:column-width="5.336cm" style:rel-column-width="20571*"/>
    </style:style>
    <style:style style:name="Tabelle1.A1" style:family="table-cell">
      <style:table-cell-properties style:vertical-align="middle" fo:padding="0.097cm" fo:border-left="0.002cm solid #ffffff" fo:border-right="none" fo:border-top="0.002cm solid #ffffff" fo:border-bottom="0.002cm solid #ffffff"/>
    </style:style>
    <style:style style:name="Tabelle1.E1" style:family="table-cell">
      <style:table-cell-properties style:vertical-align="middle" fo:padding="0.097cm" fo:border="0.002cm solid #ffffff"/>
    </style:style>
    <style:style style:name="Tabelle1.A2" style:family="table-cell">
      <style:table-cell-properties style:vertical-align="middle" fo:padding="0.097cm" fo:border-left="0.002cm solid #ffffff" fo:border-right="none" fo:border-top="none" fo:border-bottom="0.002cm solid #ffffff"/>
    </style:style>
    <style:style style:name="Tabelle1.E2" style:family="table-cell">
      <style:table-cell-properties style:vertical-align="middle" fo:padding="0.097cm" fo:border-left="0.002cm solid #ffffff" fo:border-right="0.002cm solid #ffffff" fo:border-top="none" fo:border-bottom="0.002cm solid #ffffff"/>
    </style:style>
    <style:style style:name="P1" style:family="paragraph" style:parent-style-name="Table_20_Contents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able_20_Contents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P6" style:family="paragraph" style:parent-style-name="Table_20_Contents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26pt" fo:language="ru" fo:country="RU" fo:font-weight="bold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12pt" fo:language="de" fo:country="DE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Грамматика</text:p>
      <text:p text:style-name="P7">Урок 2</text:p>
      <text:p text:style-name="P7"/>
      <text:p text:style-name="P6">Глагольная связка<text:span text:style-name="T1">*</text:span>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E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Ед. ч.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Мн. ч.</text:p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1. лицо</text:p>
          </table:table-cell>
          <table:table-cell table:style-name="Tabelle1.A2" office:value-type="string">
            <text:p text:style-name="P5">मैं हूँ </text:p>
          </table:table-cell>
          <table:table-cell table:style-name="Tabelle1.A2" office:value-type="string">
            <text:p text:style-name="P1">я есть</text:p>
          </table:table-cell>
          <table:table-cell table:style-name="Tabelle1.A2" office:value-type="string">
            <text:p text:style-name="P5">हम हैं</text:p>
          </table:table-cell>
          <table:table-cell table:style-name="Tabelle1.E2" office:value-type="string">
            <text:p text:style-name="P1">мы есть</text:p>
          </table:table-cell>
        </table:table-row>
        <table:table-row>
          <table:table-cell table:style-name="Tabelle1.A2" office:value-type="string">
            <text:p text:style-name="P1">2. лицо</text:p>
          </table:table-cell>
          <table:table-cell table:style-name="Tabelle1.A2" office:value-type="string">
            <text:p text:style-name="P5">तू है <text:s/></text:p>
          </table:table-cell>
          <table:table-cell table:style-name="Tabelle1.A2" office:value-type="string">
            <text:p text:style-name="P1">ты есть</text:p>
          </table:table-cell>
          <table:table-cell table:style-name="Tabelle1.A2" office:value-type="string">
            <text:p text:style-name="P5">तुम हो</text:p>
          </table:table-cell>
          <table:table-cell table:style-name="Tabelle1.E2" office:value-type="string">
            <text:p text:style-name="P1">ты, вы есть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5">आप हैं</text:p>
          </table:table-cell>
          <table:table-cell table:style-name="Tabelle1.E2" office:value-type="string">
            <text:p text:style-name="P1">Вы есть</text:p>
          </table:table-cell>
        </table:table-row>
        <table:table-row>
          <table:table-cell table:style-name="Tabelle1.A2" office:value-type="string">
            <text:p text:style-name="P1">3. лицо</text:p>
          </table:table-cell>
          <table:table-cell table:style-name="Tabelle1.A2" office:value-type="string">
            <text:p text:style-name="P5">यह है</text:p>
          </table:table-cell>
          <table:table-cell table:style-name="Tabelle1.A2" table:number-rows-spanned="2" office:value-type="string">
            <text:p text:style-name="P1">он, она, оно есть** <text:s/></text:p>
          </table:table-cell>
          <table:table-cell table:style-name="Tabelle1.A2" office:value-type="string">
            <text:p text:style-name="P5">ये हैं</text:p>
          </table:table-cell>
          <table:table-cell table:style-name="Tabelle1.E2" table:number-rows-spanned="2" office:value-type="string">
            <text:p text:style-name="P1">они есть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5">वह है</text:p>
          </table:table-cell>
          <table:covered-table-cell/>
          <table:table-cell table:style-name="Tabelle1.A2" office:value-type="string">
            <text:p text:style-name="P5">वह<text:span text:style-name="T1"> </text:span>हैं</text:p>
          </table:table-cell>
          <table:covered-table-cell/>
        </table:table-row>
      </table:table>
      <text:p text:style-name="P8"/>
      <text:p text:style-name="P2"><text:span text:style-name="T1">*</text:span>В русском она опускается, в хинди — нет, сравни:</text:p>
      <text:p text:style-name="P2"/>
      <text:p text:style-name="P2">Я — Рам. (т.е. «я есть Рам.»)</text:p>
      <text:p text:style-name="P2">मैं राम हूँ। (букв. «я Рам есть.»)</text:p>
      <text:p text:style-name="P2"/>
      <text:p text:style-name="P3">**Так как в хинди у местоимений третьего лица ед.ч. нет различий в роде, то в будущем для всех родов в русском (он, она, она) буду пользоваться только одной, мужской формой местоимения «он», что бы избежать повторений, например:</text:p>
      <text:p text:style-name="P3"/>
      <text:p text:style-name="P4">я есть, ты есть, <text:span text:style-name="T2">он есть</text:span>, мы есть, вы есть, Вы есть, они есть (а не: он, она, оно есть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" svg:font-family="'Arial Unicode MS'" style:font-family-generic="swiss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de" fo:country="DE" style:letter-kerning="true" style:font-size-asian="12pt" style:language-asian="zh" style:country-asian="CN" style:font-size-complex="1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6pt" fo:language="de" fo:country="DE" style:letter-kerning="true" style:font-name-asian="SimSun" style:font-size-asian="12pt" style:language-asian="zh" style:country-asian="CN" style:font-name-complex="Arial Unicode MS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Arial Unicode MS" style:font-size-complex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file://Mac/Home/Documents/blauer%20Hintergrund.pn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5T14:27:27.69</meta:creation-date>
    <dc:date>2021-11-27T13:34:28.88</dc:date>
    <meta:editing-duration>PT16M45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1" meta:paragraph-count="29" meta:word-count="130" meta:character-count="617"/>
  </office:meta>
</office:document-meta>
</file>